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ce6"/>
        <table:table-column table:style-name="co9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korit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yndaquil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otodi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Bulbasau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armande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quirt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Latias</text:p>
          </table:table-cell>
          <table:table-cell table:number-columns-repeated="3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style-name="ce3"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edril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ian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edri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Ledyba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octow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Kaku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Ariado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Beedri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hin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5"/>
          <table:table-cell/>
          <table:table-cell table:style-name="ce6"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5"/>
          <table:table-cell/>
          <table:table-cell table:style-name="Default"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Balto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office:value-type="string" calcext:value-type="string">
            <text:p>Gulpi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style-name="ce3"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5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lo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5"/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5"/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hin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6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ce3"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Vulpix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tat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abley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office:value-type="string" calcext:value-type="string">
            <text:p>Mawi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2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5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Whismu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apdos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table:style-name="ce3" office:value-type="string" calcext:value-type="string">
            <text:p>Hypno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norlax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7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ce3" office:value-type="string" calcext:value-type="string">
            <text:p>Hoppip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table:style-name="ce3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table:style-name="ce3"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table:style-name="ce3"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8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ce3"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lamper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table:style-name="ce3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table:style-name="ce3" office:value-type="string" calcext:value-type="string">
            <text:p>Mr. Mim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ea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Fearow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hism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uize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hir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table:style-name="ce12"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unker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table:style-name="ce3"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Weepinbel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moth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hismu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iz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nea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table:number-columns-repeated="2"/>
          <table:table-cell table:style-name="ce5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table:number-columns-repeated="2"/>
          <table:table-cell table:style-name="ce5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uicune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table:style-name="ce3"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Raticate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Dodu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pinarak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ineco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Dodu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Arbok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ce5"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6" office:value-type="string" calcext:value-type="string">
            <text:p>Dodrio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Raticat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Arbok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Sandslash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Ponyta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Spinarak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Pineco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ce6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Tentacoo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Tentacrue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Luvdisc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ce4"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ce6"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7</text:p>
          </table:table-cell>
          <table:table-cell table:style-name="Default"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ce6" office:value-type="string" calcext:value-type="string">
            <text:p>Ursar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ce4" office:value-type="string" calcext:value-type="string">
            <text:p>Rapidash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Rapidash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Doduo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Dodrio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Ponyt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Tangela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Donpha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Ursar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Snease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Rapidash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Rapidash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Whismur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uizel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Natu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Aipom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Heracross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Poliwa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Poliwhir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8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%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29</text:p>
          </table:table-cell>
          <table:table-cell table:style-name="Default" office:value-type="string" calcext:value-type="string">
            <text:p>Sentr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table:style-name="ce4"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8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lus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table:style-name="Default"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table:style-name="Default"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9</text:p>
          </table:table-cell>
          <table:table-cell table:style-name="Default"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table:style-name="Default"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9</text:p>
          </table:table-cell>
          <table:table-cell table:style-name="ce4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style-name="ce4"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Pidge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style-name="ce6" office:value-type="string" calcext:value-type="string">
            <text:p>Caterp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Metapo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Kakun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Spinarak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Whismur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Linoon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Bidoof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Buiz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Spinarak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Pineco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ce6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Weedl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4"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15% 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6" office:value-type="string" calcext:value-type="string">
            <text:p>Pidgey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10%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idge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Metapod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15% 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Kakuna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15%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Hoothoo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Spinarak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Bellsprou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Bellsprout 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Hoothoot 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string" calcext:value-type="string">
            <text:p>10% 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Whismu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Linoon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Bidoof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Buizel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Spinarak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ce13" office:value-type="string" calcext:value-type="string">
            <text:p>Pineco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ce1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Poliwhirl 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%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1</text:p>
          </table:table-cell>
          <table:table-cell table:style-name="Default"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ce4"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style-name="ce6"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5% 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5%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Hoppip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10% 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Hoppi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Rattata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% 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Woop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Wooper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Ekan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Bellsprout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areep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5% 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5% 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Whism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Linoone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Bidoo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Buizel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Pineco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%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Tentacool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8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Qwilfish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2%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Qwilfish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 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2</text:p>
          </table:table-cell>
          <table:table-cell table:style-name="Default" office:value-type="string" calcext:value-type="string">
            <text:p>Qwilfish 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ce4"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5% 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6" office:value-type="string" calcext:value-type="string">
            <text:p>Zubat 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string" calcext:value-type="string">
            <text:p>5% 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 office:value-type="string" calcext:value-type="string">
            <text:p>Hoppi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Ekan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 office:value-type="string" calcext:value-type="string">
            <text:p>Spearow 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pearow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Rattata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 office:value-type="string" calcext:value-type="string">
            <text:p>Zuba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 office:value-type="string" calcext:value-type="string">
            <text:p>Plus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 office:value-type="string" calcext:value-type="string">
            <text:p>Minu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 office:value-type="string" calcext:value-type="string">
            <text:p>Shin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 office:value-type="string" calcext:value-type="string">
            <text:p>Spearow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3</text:p>
          </table:table-cell>
          <table:table-cell table:style-name="Default"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Drowze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5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ce4" office:value-type="string" calcext:value-type="string">
            <text:p>Ditto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 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Whismu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Bidoof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Buizel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ce6" office:value-type="string" calcext:value-type="string">
            <text:p>Ralts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40% 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ce6"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ce6"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Spinarak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table:style-name="ce13" office:value-type="string" calcext:value-type="string">
            <text:p>Pineco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ce1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Tentacruel 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10%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Krabby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7%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Corsola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% 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7%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Staryu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3% 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7%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 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67%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4</text:p>
          </table:table-cell>
          <table:table-cell table:style-name="Default" office:value-type="string" calcext:value-type="string">
            <text:p>Kingler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3%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table:style-name="ce4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ce4"/>
          <table:table-cell table:number-columns-repeated="2"/>
          <table: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Pidgey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4%</text:p>
          </table:table-cell>
          <table:table-cell office:value-type="string" calcext:value-type="string">
            <text:p>walk-d</text:p>
          </table:table-cell>
          <table:table-cell table:number-columns-repeated="3"/>
          <table: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1%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Drowze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ce4" office:value-type="string" calcext:value-type="string">
            <text:p>Abra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4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Yanma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1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Whismur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Buizel 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20% 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Yanm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ce6"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ce6"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Spinarak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ce13" office:value-type="string" calcext:value-type="string">
            <text:p>Pineco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ce1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Golduck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% 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ce4" office:value-type="string" calcext:value-type="string">
            <text:p>Poliwag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string" calcext:value-type="string">
            <text:p>5% 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 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 office:value-type="string" calcext:value-type="string">
            <text:p>40% 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9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5</text:p>
          </table:table-cell>
          <table:table-cell table:style-name="Default" office:value-type="string" calcext:value-type="string">
            <text:p>Magikarp 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2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2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4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style-name="ce4" office:value-type="string" calcext:value-type="string">
            <text:p>Vulpix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4" office:value-type="string" calcext:value-type="string">
            <text:p>Growlith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style-name="ce4" office:value-type="string" calcext:value-type="string">
            <text:p>Vulpi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Nidoran♀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Nidoran♂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2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2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4" office:value-type="string" calcext:value-type="string">
            <text:p>Growlith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ce4" office:value-type="string" calcext:value-type="string">
            <text:p>Vulpix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Stantle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Plusle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Minun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Shin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6</text:p>
          </table:table-cell>
          <table:table-cell table:style-name="ce6"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ce6"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Default" office:value-type="string" calcext:value-type="string">
            <text:p>Spinarak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table:style-name="ce13" office:value-type="string" calcext:value-type="string">
            <text:p>Pineco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ce1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udowoodo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-m</text:p>
          </table:table-cell>
          <table:table-cell table:style-name="ce4" office:value-type="string" calcext:value-type="string">
            <text:p>Ledyb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Default"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style-name="Default"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Default"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Vulpix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ce6"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Default" office:value-type="string" calcext:value-type="string">
            <text:p>Growlith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Vulpi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Default" office:value-type="string" calcext:value-type="string">
            <text:p>Pidgeott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idgeott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Default" office:value-type="string" calcext:value-type="string">
            <text:p>Spinarak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Hoothoot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6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Default"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Stantle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Vulpix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Default" office:value-type="string" calcext:value-type="string">
            <text:p>Growlith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table:style-name="Default" office:value-type="string" calcext:value-type="string">
            <text:p>Plus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table:style-name="Default"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table:style-name="Default"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7</text:p>
          </table:table-cell>
          <table:table-cell table:style-name="ce6"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ce6"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Default" office:value-type="string" calcext:value-type="string">
            <text:p>Spinarak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table:style-name="ce13" office:value-type="string" calcext:value-type="string">
            <text:p>Pineco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ce1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ce6"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4"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4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4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1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1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4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4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1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Snubbul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1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Plusl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Shinx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Snubbul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8</text:p>
          </table:table-cell>
          <table:table-cell table:style-name="ce6"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ce6"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Spinarak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ce13" office:value-type="string" calcext:value-type="string">
            <text:p>Pineco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ce1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table:style-name="Default" office:value-type="string" calcext:value-type="string">
            <text:p>Burmy</text:p>
          </table:table-cell>
          <table:table-cell table:number-columns-repeated="2"/>
          <table:table-cell table:style-name="Default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Default"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ce6"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Default"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Farfetch'd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Default"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Miltank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Tauros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eowth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Default"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agnemi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3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Default" office:value-type="string" calcext:value-type="string">
            <text:p>Miltan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iltank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Default" office:value-type="string" calcext:value-type="string">
            <text:p>Tauros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Tauros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3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Default" office:value-type="string" calcext:value-type="string">
            <text:p>Plusl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table:style-name="Default" office:value-type="string" calcext:value-type="string">
            <text:p>Minu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table:style-name="Default" office:value-type="string" calcext:value-type="string">
            <text:p>Shinx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9</text:p>
          </table:table-cell>
          <table:table-cell table:style-name="ce6" office:value-type="string" calcext:value-type="string">
            <text:p>Exeggcut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style-name="ce6"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Default" office:value-type="string" calcext:value-type="string">
            <text:p>Spinarak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table:style-name="ce13" office:value-type="string" calcext:value-type="string">
            <text:p>Pineco</text:p>
          </table:table-cell>
          <table:table-cell table:number-columns-repeated="2"/>
          <table:table-cell table:style-name="ce13"/>
          <table:table-cell office:value-type="string" calcext:value-type="string">
            <text:p>head</text:p>
          </table:table-cell>
          <table:table-cell table:style-name="ce13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 table:number-rows-repeated="15">
          <table:table-cell/>
          <table:table-cell table:style-name="Default"/>
          <table:table-cell table:number-columns-repeated="12"/>
        </table:table-row>
        <table:table-row table:style-name="ro1" table:number-rows-repeated="10475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03T18:25:05.495548277</dc:date>
    <meta:editing-duration>PT20H26M11S</meta:editing-duration>
    <meta:editing-cycles>149</meta:editing-cycles>
    <meta:generator>LibreOffice/7.3.7.2$Linux_X86_64 LibreOffice_project/30$Build-2</meta:generator>
    <meta:document-statistic meta:table-count="1" meta:cell-count="6664" meta:object-count="0"/>
  </office:meta>
</office:document-meta>
</file>